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f3bcd"/>
    </style:style>
    <style:style style:name="P2" style:family="paragraph" style:parent-style-name="Text_20_body">
      <style:text-properties officeooo:rsid="00103c95" officeooo:paragraph-rsid="00103c95"/>
    </style:style>
    <style:style style:name="P3" style:family="paragraph" style:parent-style-name="Text_20_body">
      <style:text-properties officeooo:rsid="000d85d4" officeooo:paragraph-rsid="000f3bcd"/>
    </style:style>
    <style:style style:name="P4" style:family="paragraph" style:parent-style-name="Contents_20_2">
      <style:paragraph-properties>
        <style:tab-stops>
          <style:tab-stop style:position="0.3cm"/>
        </style:tab-stops>
      </style:paragraph-properties>
    </style:style>
    <style:style style:name="P5" style:family="paragraph" style:parent-style-name="Text_20_body">
      <style:text-properties officeooo:paragraph-rsid="0016a4bd"/>
    </style:style>
    <style:style style:name="P6" style:family="paragraph" style:parent-style-name="Text_20_body">
      <style:text-properties officeooo:rsid="002ed16f" officeooo:paragraph-rsid="002ed16f"/>
    </style:style>
    <style:style style:name="P7" style:family="paragraph" style:parent-style-name="Text_20_body">
      <style:text-properties officeooo:rsid="002f9b03" officeooo:paragraph-rsid="002f9b03"/>
    </style:style>
    <style:style style:name="P8" style:family="paragraph" style:parent-style-name="Heading_20_2">
      <style:text-properties officeooo:rsid="003127b1" officeooo:paragraph-rsid="003127b1"/>
    </style:style>
    <style:style style:name="P9" style:family="paragraph" style:parent-style-name="Text_20_body">
      <style:text-properties officeooo:paragraph-rsid="003127b1"/>
    </style:style>
    <style:style style:name="T1" style:family="text">
      <style:text-properties officeooo:rsid="000ef2e1"/>
    </style:style>
    <style:style style:name="T2" style:family="text">
      <style:text-properties officeooo:rsid="000f3322"/>
    </style:style>
    <style:style style:name="T3" style:family="text">
      <style:text-properties officeooo:rsid="0010d8ca"/>
    </style:style>
    <style:style style:name="T4" style:family="text">
      <style:text-properties officeooo:rsid="002a4046"/>
    </style:style>
    <style:style style:name="T5" style:family="text">
      <style:text-properties officeooo:rsid="002ece3b"/>
    </style:style>
    <style:style style:name="T6" style:family="text">
      <style:text-properties officeooo:rsid="003127b1"/>
    </style:style>
    <style:style style:name="T7" style:family="text">
      <style:text-properties officeooo:rsid="00325828"/>
    </style:style>
    <style:style style:name="T8" style:family="text">
      <style:text-properties officeooo:rsid="00334c08"/>
    </style:style>
    <style:style style:name="T9" style:family="text">
      <style:text-properties officeooo:rsid="0033c0e6"/>
    </style:style>
    <style:style style:name="T10" style:family="text">
      <style:text-properties officeooo:rsid="0034814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_20_1">Bookmarks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span text:style-name="Index_20_Link">•</text:index-entry-span>
            <text:index-entry-tab-stop style:type="left" style:position="0.3cm" style:leader-char=" "/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span>•</text:index-entry-span>
            <text:index-entry-tab-stop style:type="left" style:position="0.3cm" style:leader-char=" "/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span text:style-name="Index_20_Link">•</text:span><text:tab/><text:a xlink:type="simple" xlink:href="#__RefHeading___Toc602_2363717413" text:style-name="Index_20_Link" text:visited-style-name="Index_20_Link">Portucalio</text:a></text:p>
          <text:p text:style-name="P4"><text:span text:style-name="Index_20_Link">•</text:span><text:tab/><text:a xlink:type="simple" xlink:href="#__RefHeading___Toc606_2363717413" text:style-name="Index_20_Link" text:visited-style-name="Index_20_Link">Organic forms</text:a></text:p>
          <text:p text:style-name="P4"><text:span text:style-name="Index_20_Link">•</text:span><text:tab/><text:a xlink:type="simple" xlink:href="#__RefHeading___Toc610_2363717413" text:style-name="Index_20_Link" text:visited-style-name="Index_20_Link">Compress PNG images</text:a></text:p>
          <text:p text:style-name="P4"><text:span text:style-name="Index_20_Link">•</text:span><text:tab/><text:a xlink:type="simple" xlink:href="#__RefHeading___Toc612_2363717413" text:style-name="Index_20_Link" text:visited-style-name="Index_20_Link">Compress JPG images</text:a></text:p>
          <text:p text:style-name="P4"><text:span text:style-name="Index_20_Link">•</text:span><text:tab/><text:a xlink:type="simple" xlink:href="#__RefHeading___Toc614_2363717413" text:style-name="Index_20_Link" text:visited-style-name="Index_20_Link">Converting ODF</text:a></text:p>
          <text:p text:style-name="P4"><text:span text:style-name="Index_20_Link">•</text:span><text:tab/><text:a xlink:type="simple" xlink:href="#__RefHeading___Toc616_2363717413" text:style-name="Index_20_Link" text:visited-style-name="Index_20_Link">GIF in GIMP</text:a></text:p>
          <text:p text:style-name="P4"><text:span text:style-name="Index_20_Link">•</text:span><text:tab/><text:a xlink:type="simple" xlink:href="#__RefHeading___Toc116_3151573951" text:style-name="Index_20_Link" text:visited-style-name="Index_20_Link">Inkscape export</text:a></text:p>
          <text:p text:style-name="P4"><text:span text:style-name="Index_20_Link">•</text:span><text:tab/><text:a xlink:type="simple" xlink:href="#__RefHeading___Toc118_3151573951" text:style-name="Index_20_Link" text:visited-style-name="Index_20_Link">Merge PDF</text:a></text:p>
          <text:p text:style-name="P4"><text:span text:style-name="Index_20_Link">•</text:span><text:tab/><text:a xlink:type="simple" xlink:href="#__RefHeading___Toc120_3151573951" text:style-name="Index_20_Link" text:visited-style-name="Index_20_Link">Convert to Video to GIF</text:a></text:p>
          <text:p text:style-name="P4"><text:span text:style-name="Index_20_Link">•</text:span><text:tab/><text:a xlink:type="simple" xlink:href="#__RefHeading___Toc122_3151573951" text:style-name="Index_20_Link" text:visited-style-name="Index_20_Link">Git remove multiple branches</text:a></text:p>
        </text:index-body>
      </text:table-of-content>
      <text:p text:style-name="P5"/>
      <text:h text:style-name="Heading_20_2" text:outline-level="2"><text:bookmark-start text:name="__RefHeading___Toc602_2363717413"/><text:span text:style-name="T1">P</text:span><text:span text:style-name="T4">ortucalio</text:span><text:bookmark-end text:name="__RefHeading___Toc602_2363717413"/></text:h>
      <text:p text:style-name="Text_20_body"><text:a xlink:type="simple" xlink:href="https://portucalio.com/" text:style-name="Internet_20_link" text:visited-style-name="Visited_20_Internet_20_Link"><text:span text:style-name="T1">Portucalio homepage</text:span></text:a></text:p>
      <text:h text:style-name="Heading_20_2" text:outline-level="2"><text:bookmark-start text:name="__RefHeading___Toc606_2363717413"/>Organic forms<text:bookmark-end text:name="__RefHeading___Toc606_2363717413"/></text:h>
      <text:p text:style-name="Text_20_body"><text:a xlink:type="simple" xlink:href="http://organic-forms.org/" text:style-name="Internet_20_link" text:visited-style-name="Visited_20_Internet_20_Link"><text:span text:style-name="T2">Organic-forms.org</text:span></text:a></text:p>
      <text:h text:style-name="Heading_20_2" text:outline-level="2"><text:bookmark-start text:name="__RefHeading___Toc610_2363717413"/>Compress PNG images<text:bookmark-end text:name="__RefHeading___Toc610_2363717413"/></text:h>
      <text:p text:style-name="Text_20_body">Install: zopfli; pngquant; gnu_parallel</text:p>
      <text:p text:style-name="P1">Run in folder with png images: </text:p>
      <text:p text:style-name="Preformatted_20_Text">pngquant --ext .png --force --skip-if-larger --strip --speed 1 *.png</text:p>
      <text:p text:style-name="Preformatted_20_Text">find . -name "*png" | parallel -I% --max-args 1 zopflipng --lossy_transparent -m -y % %</text:p>
      <text:h text:style-name="Heading_20_2" text:outline-level="2"><text:bookmark-start text:name="__RefHeading___Toc612_2363717413"/>Compress JPG images<text:bookmark-end text:name="__RefHeading___Toc612_2363717413"/></text:h>
      <text:p text:style-name="Preformatted_20_Text">mogrify -strip -interlace Plane -gaussian-blur 0.05 -quality 85% *.jpg</text:p>
      <text:p text:style-name="P2">or individually</text:p>
      <text:p text:style-name="Preformatted_20_Text">imagick source.jpg -strip -interlace Plane -gaussian-blur 0.05 -quality 85% result.jpg</text:p>
      <text:h text:style-name="Heading_20_2" text:outline-level="2"><text:bookmark-start text:name="__RefHeading___Toc614_2363717413"/>Converting ODF<text:bookmark-end text:name="__RefHeading___Toc614_2363717413"/></text:h>
      <text:p text:style-name="Preformatted_20_Text">soffice --headless --convert-to html:HTML --outdir . hello-world.odt</text:p>
      <text:p text:style-name="P2">or</text:p>
      <text:p text:style-name="Preformatted_20_Text">odf2xhtml --plain hello-world.odt &gt; hello-world.html</text:p>
      <text:p text:style-name="Text_20_body">or <text:span text:style-name="T5">using </text:span><text:a xlink:type="simple" xlink:href="https://writer2latex.sourceforge.net/doc1.6/user-manual7.html" text:style-name="Internet_20_link" text:visited-style-name="Visited_20_Internet_20_Link"><text:span text:style-name="T5">writer2xhtml extension</text:span></text:a></text:p>
      <text:p text:style-name="Preformatted_20_Text">soffice --headless --convert-to html:org.openoffice.da.writer2xhtml5 document.odt </text:p>
      <text:h text:style-name="Heading_20_2" text:outline-level="2"><text:bookmark-start text:name="__RefHeading___Toc616_2363717413"/>GIF in GIMP<text:bookmark-end text:name="__RefHeading___Toc616_2363717413"/></text:h>
      <text:p text:style-name="Text_20_body"><text:a xlink:type="simple" xlink:href="https://docs.gimp.org/2.10/en/gimp-image-convert-indexed.html" text:style-name="Internet_20_link" text:visited-style-name="Visited_20_Internet_20_Link"><text:span text:style-name="T3">Convert image to indexed colors</text:span></text:a></text:p>
      <text:p text:style-name="Text_20_body"><text:soft-page-break/></text:p>
      <text:h text:style-name="P8" text:outline-level="2"><text:bookmark-start text:name="__RefHeading___Toc116_3151573951"/>Inkscape export<text:bookmark-end text:name="__RefHeading___Toc116_3151573951"/></text:h>
      <text:p text:style-name="Text_20_body">With the jump for 0.x to 1.x inkscape command line have suffered some changes --without-gui= is now deprecated, from now on this option is not needed sin<text:span text:style-name="T6">c</text:span>e there is now an enforced option to use gui. Also option -e doesn't exist anymore. <text:span text:style-name="T6">So for 1.x:</text:span></text:p>
      <text:p text:style-name="Preformatted_20_Text">inkscape -w 48 -h 48 -o "$DEST"/mipmap-mdpi/<text:span text:style-name="T8">myicon</text:span>.png <text:span text:style-name="T7">myicon.svg</text:span></text:p>
      <text:p text:style-name="P9"/>
      <text:p text:style-name="P9"><text:span text:style-name="T6">For older:</text:span></text:p>
      <text:p text:style-name="Preformatted_20_Text">inkscape -z -w 48 -h 48 <text:span text:style-name="T7">myicon.svg</text:span> -e "$DEST"/mipmap-mdpi/<text:span text:style-name="T8">myicon</text:span>.png</text:p>
      <text:h text:style-name="Heading_20_2" text:outline-level="2"><text:bookmark-start text:name="__RefHeading___Toc118_3151573951"/>Merge PDF<text:bookmark-end text:name="__RefHeading___Toc118_3151573951"/></text:h>
      <text:p text:style-name="P6">Using ghostscript</text:p>
      <text:p text:style-name="Preformatted_20_Text">gs -dBATCH -dNOPAUSE -q -sDEVICE=pdfwrite -dPDFSETTINGS=/prepress -sOutputFile=out.pdf in1.pdf in2.pdf</text:p>
      <text:p text:style-name="P7"/>
      <text:p text:style-name="P7">Images to pdf using ImageMagick</text:p>
      <text:p text:style-name="Preformatted_20_Text">convert "{image1.jpg,image2.jpg}" -quality 100 output.pdf</text:p>
      <text:p text:style-name="Text_20_body"/>
      <text:h text:style-name="Heading_20_2" text:outline-level="2"><text:bookmark-start text:name="__RefHeading___Toc120_3151573951"/>Convert to <text:span text:style-name="T9">Video to </text:span>GIF<text:bookmark-end text:name="__RefHeading___Toc120_3151573951"/></text:h>
      <text:p text:style-name="Preformatted_20_Text">ffmpeg -i input.mp4 output.gif</text:p>
      <text:p text:style-name="Text_20_body"/>
      <text:p text:style-name="Text_20_body">From FFmpeg v2.6 and above, it has two important filters which are very useful in creating a high-quality GIF: palettegen and paletteuse.</text:p>
      <text:p text:style-name="Preformatted_20_Text">ffmpeg -ss 23.0 -t 1.8 -i input.mp4 -filter_complex "[0:v] split [a][b];[a] palettegen [p];[b][p] paletteuse" output_trimmed_enhanced.gif</text:p>
      <text:p text:style-name="Text_20_body"/>
      <text:p text:style-name="Text_20_body">more info: https://www.bannerbear.com/blog/how-to-make-a-gif-from-a-video-using-ffmpeg/ </text:p>
      <text:p text:style-name="Text_20_body"/>
      <text:h text:style-name="Heading_20_2" text:outline-level="2"><text:bookmark-start text:name="__RefHeading___Toc122_3151573951"/>G<text:span text:style-name="T10">it remove multiple branches</text:span><text:bookmark-end text:name="__RefHeading___Toc122_3151573951"/></text:h>
      <text:p text:style-name="Preformatted_20_Text">git branch -a | grep <text:span text:style-name="T10">yourFilterString</text:span> | sed 's#remotes/##' | xargs -n 1 git branch -d -r 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paragraph-properties fo:margin-top="0.423cm" fo:margin-bottom="0.212cm" style:contextual-spacing="false" text:number-lines="false" text:line-number="0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2-11-04T14:55:40.047939460</dc:date>
    <meta:editing-duration>PT1H39M54S</meta:editing-duration>
    <meta:editing-cycles>48</meta:editing-cycles>
    <meta:generator>Collabora_Office/22.05.6.1$Linux_X86_64 LibreOffice_project/fce6bda849536f01320554f67065609b62b0a0c5</meta:generator>
    <dc:creator>Pedro Silva</dc:creator>
    <meta:document-statistic meta:table-count="0" meta:image-count="0" meta:object-count="0" meta:page-count="2" meta:paragraph-count="49" meta:word-count="310" meta:character-count="2129" meta:non-whitespace-character-count="1878"/>
  </office:meta>
</office:document-meta>
</file>